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odtphp.com/">http://www.odtphp.com</text:a></text:p>
      <text:p text:style-name="P1"/>
      <text:p text:style-name="P1"/>
      <text:p text:style-name="P1">Date : {today}</text:p>
      <text:p text:style-name="P1"/>
      <text:p text:style-name="P1">Liste des taches de <text:span text:style-name="T1">{userName}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01:44:44</meta:creation-date>
    <dc:date>2012-05-06T02:01:14</dc:date>
    <meta:editing-duration>PT13M58S</meta:editing-duration>
    <meta:editing-cycles>4</meta:editing-cycles>
    <meta:generator>LibreOffice/3.3$Unix LibreOffice_project/330m19$Build-401</meta:generator>
    <meta:document-statistic meta:table-count="0" meta:image-count="0" meta:object-count="0" meta:page-count="1" meta:paragraph-count="3" meta:word-count="9" meta:character-count="65"/>
  </office:meta>
</office:document-meta>
</file>